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uoc-sans" svg:font-family="uoc-sans, Aria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itle">
      <style:text-properties fo:language="es" fo:country="ES" officeooo:paragraph-rsid="0004053f"/>
    </style:style>
    <style:style style:name="P2" style:family="paragraph" style:parent-style-name="Text_20_body" style:list-style-name="L1">
      <style:text-properties fo:language="es" fo:country="ES" officeooo:rsid="00041544" officeooo:paragraph-rsid="00089bd3"/>
    </style:style>
    <style:style style:name="P3" style:family="paragraph" style:parent-style-name="Text_20_body">
      <style:text-properties officeooo:rsid="0004053f" officeooo:paragraph-rsid="0004053f"/>
    </style:style>
    <style:style style:name="P4" style:family="paragraph" style:parent-style-name="Text_20_body">
      <style:text-properties officeooo:rsid="00059ee9" officeooo:paragraph-rsid="00059ee9"/>
    </style:style>
    <style:style style:name="P5" style:family="paragraph" style:parent-style-name="Text_20_body">
      <style:text-properties officeooo:rsid="00075223" officeooo:paragraph-rsid="00075223"/>
    </style:style>
    <style:style style:name="P6" style:family="paragraph" style:parent-style-name="Text_20_body">
      <style:text-properties officeooo:rsid="00089bd3" officeooo:paragraph-rsid="00089bd3"/>
    </style:style>
    <style:style style:name="P7" style:family="paragraph" style:parent-style-name="Text_20_body">
      <style:text-properties officeooo:rsid="0009d1e9" officeooo:paragraph-rsid="0009d1e9"/>
    </style:style>
    <style:style style:name="P8" style:family="paragraph" style:parent-style-name="Text_20_body">
      <style:text-properties officeooo:rsid="000a2f13" officeooo:paragraph-rsid="000a2f13"/>
    </style:style>
    <style:style style:name="P9" style:family="paragraph" style:parent-style-name="Heading_20_1">
      <style:text-properties officeooo:rsid="0004053f" officeooo:paragraph-rsid="0004053f"/>
    </style:style>
    <style:style style:name="T1" style:family="text">
      <style:text-properties officeooo:rsid="0004053f"/>
    </style:style>
    <style:style style:name="T2" style:family="text">
      <style:text-properties officeooo:rsid="0006ef73"/>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AC<text:span text:style-name="T1">2</text:span>. <text:span text:style-name="T1">Web i Recursos Multimèdia</text:span></text:p>
      <text:h text:style-name="P9" text:outline-level="1">Desarrollo</text:h>
      <text:p text:style-name="P3">Primero se ha empezado con la actualización del parcel v2. Tras comprobar que se ha actualizado correctamente y que la web se visualiza correctamente se ha procedido a crear el logo de la página.</text:p>
      <text:p text:style-name="P3">Este logo se ha realizado en gimp, creando una forma que se parezca mínimamente a la isla de Mallorca. Se ha exportado a .png y luego convertido a svg con Inkscape. Después este logo se ha insertado en la web como logo de la web y en el header. En el header se le ha aplicado un clip-path de circulo para que no fuese una imagen cuadrada y cumplir el objetivo de que en la portada hubiese una imagen con clip-path. También se le ha aplicado el clip-path a las imágenes de dentro del carrusel de la portada.</text:p>
      <text:p text:style-name="P3">El logo se ha hecho convirtiendo un png por facilidad de creación.</text:p>
      <text:p text:style-name="P4">Tras esto, se añadieron los enlaces a todas las páginas en el footer, aumentando el tamaño de este para que cupiesen. <text:span text:style-name="T2">Se añadió el logo de la web con escalado relativo a la altura del footer.</text:span></text:p>
      <text:p text:style-name="P5">Tras esto se instaló el fontawesome a través de npm y realizados los cambios en el código para que utilizará el recurso en vez del enlace al CDN. Se comprueba que el logo del menú y las flechas para cambiar de página de detalle funcionen correctamente.</text:p>
      <text:p text:style-name="P6">Para la página de detalle se ha usado el tag &lt;picture&gt; y 2 imágenes de tamaños diferentes para móvil y escritorio.</text:p>
      <text:p text:style-name="P7">Al pasar el checkeo de contraste de <text:a xlink:type="simple" xlink:href="https://color.a11y.com/" text:style-name="Internet_20_link" text:visited-style-name="Visited_20_Internet_20_Link">https://color.a11y.com/</text:a> se ha detectado un error en la página de categoría, pero parece que es a causa del texto blanco en las imágenes de detalle, ya que reconoce el fondo gris del cuerpo de la web como su color de fondo.</text:p>
      <text:p text:style-name="P8">Al pasar por el checkeo general de <text:a xlink:type="simple" xlink:href="https://www.powermapper.com/products/sortsite/checks/accessibility-checks/" text:style-name="Internet_20_link" text:visited-style-name="Visited_20_Internet_20_Link">https://www.powermapper.com/products/sortsite/checks/accessibility-checks/</text:a> se han detectado errores de standares con el cursor, pero parece que en algún momento cambia la propiedad default por hand y parece que no es válida. Puede ser cosa del parcel que lo ha cambiado, porque default es un tipo válido. También menciona problemas con el buscador Bing, que la página contiene más de un h1 y problemas de compatibilidad con IE11 o anteriores. </text:p>
      <text:p text:style-name="P6">Los enlaces al repositorio y netlify son:</text:p>
      <text:list xml:id="list1322215865" text:style-name="L1">
        <text:list-item>
          <text:p text:style-name="P2"><text:a xlink:type="simple" xlink:href="https://github.com/kuraudo/hhyc" text:style-name="Internet_20_link" text:visited-style-name="Visited_20_Internet_20_Link">https://github.com/kuraudo/hhyc</text:a></text:p>
        </text:list-item>
        <text:list-item>
          <text:p text:style-name="P2"><text:a xlink:type="simple" xlink:href="https://master--competent-murdock-b2725d.netlify.app/" text:style-name="Internet_20_link" text:visited-style-name="Visited_20_Internet_20_Link">https://master--competent-murdock-b2725d.netlify.app/</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uoc-sans" svg:font-family="uoc-sans, Aria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12-07T08:30:58.210000000</meta:creation-date>
    <dc:date>2021-12-07T09:38:35.326000000</dc:date>
    <meta:editing-duration>PT57M24S</meta:editing-duration>
    <meta:editing-cycles>7</meta:editing-cycles>
    <meta:generator>LibreOffice/6.1.5.2$Windows_x86 LibreOffice_project/90f8dcf33c87b3705e78202e3df5142b201bd805</meta:generator>
    <meta:document-statistic meta:table-count="0" meta:image-count="0" meta:object-count="0" meta:page-count="1" meta:paragraph-count="13" meta:word-count="386" meta:character-count="2228" meta:non-whitespace-character-count="1857"/>
  </office:meta>
</office:document-meta>
</file>